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reachR does not work correctly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/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5" table:default-cell-style-name="ce28"/>
        <table:table-column table:style-name="co5" table:default-cell-style-name="ce30"/>
        <table:table-column table:style-name="co12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31"/>
        <table:table-column table:style-name="co31" table:default-cell-style-name="ce33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34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" table:number-columns-repeated="3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01/10/2009</text:date>, <text:time>00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0T00:14:10</dc:date>
    <meta:editing-cycles>114</meta:editing-cycles>
    <meta:editing-duration>PT227H28M03S</meta:editing-duration>
    <meta:document-statistic meta:table-count="9" meta:cell-count="1208" meta:object-count="0"/>
    <meta:user-defined meta:name="Info 1"/>
    <meta:user-defined meta:name="Info 2"/>
    <meta:user-defined meta:name="Info 3"/>
    <meta:user-defined meta:name="Info 4"/>
  </office:meta>
</office:document-meta>
</file>